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8" style:family="table">
      <style:table-properties style:width="2.598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9" style:family="table">
      <style:table-properties style:width="2.598cm" table:align="left"/>
    </style:style>
    <style:style style:name="Table9.A" style:family="table-column">
      <style:table-column-properties style:column-width="1.205cm"/>
    </style:style>
    <style:style style:name="Table9.B" style:family="table-column">
      <style:table-column-properties style:column-width="1.393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paragraph-properties fo:text-align="justify" style:justify-single-word="false"/>
      <style:text-properties officeooo:rsid="002543ad" officeooo:paragraph-rsid="002543ad"/>
    </style:style>
    <style:style style:name="P6" style:family="paragraph" style:parent-style-name="Standard">
      <style:text-properties officeooo:paragraph-rsid="001b843c"/>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8ad558"/>
    </style:style>
    <style:style style:name="P9" style:family="paragraph" style:parent-style-name="Standard">
      <style:text-properties officeooo:rsid="005051e1" officeooo:paragraph-rsid="005051e1"/>
    </style:style>
    <style:style style:name="P10" style:family="paragraph" style:parent-style-name="Standard">
      <style:paragraph-properties fo:text-align="justify" style:justify-single-word="false"/>
      <style:text-properties officeooo:rsid="0065cc12" officeooo:paragraph-rsid="0065cc12"/>
    </style:style>
    <style:style style:name="P11" style:family="paragraph" style:parent-style-name="Standard">
      <style:paragraph-properties fo:text-align="justify" style:justify-single-word="false"/>
      <style:text-properties officeooo:rsid="0082b5be" officeooo:paragraph-rsid="008372f5"/>
    </style:style>
    <style:style style:name="P12" style:family="paragraph" style:parent-style-name="Standard">
      <style:paragraph-properties fo:text-align="justify" style:justify-single-word="false"/>
      <style:text-properties officeooo:rsid="0082b5be" officeooo:paragraph-rsid="0082b5be"/>
    </style:style>
    <style:style style:name="P13" style:family="paragraph" style:parent-style-name="Standard">
      <style:text-properties officeooo:rsid="0082b5be" officeooo:paragraph-rsid="0082b5be"/>
    </style:style>
    <style:style style:name="P14" style:family="paragraph" style:parent-style-name="Standard">
      <style:paragraph-properties fo:text-align="justify" style:justify-single-word="false"/>
      <style:text-properties fo:font-style="normal" officeooo:rsid="008dba08" officeooo:paragraph-rsid="008dba08" style:font-style-asian="normal" style:font-style-complex="normal"/>
    </style:style>
    <style:style style:name="P15" style:family="paragraph" style:parent-style-name="Standard">
      <style:text-properties style:text-underline-style="solid" style:text-underline-width="auto" style:text-underline-color="font-color" officeooo:rsid="008640b9" officeooo:paragraph-rsid="008640b9"/>
    </style:style>
    <style:style style:name="P16" style:family="paragraph" style:parent-style-name="Standard">
      <style:text-properties style:text-underline-style="none" officeooo:rsid="00868afd" officeooo:paragraph-rsid="00868afd"/>
    </style:style>
    <style:style style:name="P17" style:family="paragraph" style:parent-style-name="Standard">
      <style:text-properties style:text-underline-style="none" officeooo:rsid="008ad558" officeooo:paragraph-rsid="008ad558"/>
    </style:style>
    <style:style style:name="P18" style:family="paragraph" style:parent-style-name="Standard">
      <style:paragraph-properties fo:text-align="justify" style:justify-single-word="false"/>
      <style:text-properties officeooo:rsid="00892600" officeooo:paragraph-rsid="00892600"/>
    </style:style>
    <style:style style:name="P19" style:family="paragraph" style:parent-style-name="Standard">
      <style:text-properties officeooo:rsid="004e10ec" officeooo:paragraph-rsid="008f2d00"/>
    </style:style>
    <style:style style:name="P20" style:family="paragraph" style:parent-style-name="Standard">
      <style:text-properties fo:font-style="italic" officeooo:rsid="005b5884" officeooo:paragraph-rsid="008f2d00" style:font-style-asian="italic" style:font-style-complex="italic"/>
    </style:style>
    <style:style style:name="P21" style:family="paragraph" style:parent-style-name="Table_20_Contents">
      <style:paragraph-properties fo:text-align="center" style:justify-single-word="false"/>
      <style:text-properties officeooo:paragraph-rsid="002543ad"/>
    </style:style>
    <style:style style:name="P22" style:family="paragraph" style:parent-style-name="Table_20_Contents">
      <style:paragraph-properties fo:text-align="center" style:justify-single-word="false"/>
      <style:text-properties officeooo:paragraph-rsid="004e10ec"/>
    </style:style>
    <style:style style:name="P23" style:family="paragraph" style:parent-style-name="Table_20_Contents">
      <style:paragraph-properties fo:text-align="center" style:justify-single-word="false"/>
      <style:text-properties officeooo:paragraph-rsid="008f2d00"/>
    </style:style>
    <style:style style:name="P24" style:family="paragraph" style:parent-style-name="Table_20_Contents">
      <style:text-properties fo:font-weight="bold" officeooo:paragraph-rsid="001b843c" style:font-weight-asian="bold" style:font-weight-complex="bold"/>
    </style:style>
    <style:style style:name="P25" style:family="paragraph" style:parent-style-name="Table_20_Contents">
      <style:text-properties officeooo:rsid="00384135" officeooo:paragraph-rsid="00384135"/>
    </style:style>
    <style:style style:name="P26" style:family="paragraph" style:parent-style-name="Table_20_Contents">
      <style:paragraph-properties fo:text-align="center" style:justify-single-word="false"/>
      <style:text-properties officeooo:rsid="003b4b8a" officeooo:paragraph-rsid="003b4b8a"/>
    </style:style>
    <style:style style:name="P27" style:family="paragraph" style:parent-style-name="Table_20_Contents">
      <style:paragraph-properties fo:text-align="center" style:justify-single-word="false"/>
      <style:text-properties officeooo:rsid="003b4b8a" officeooo:paragraph-rsid="004e10ec"/>
    </style:style>
    <style:style style:name="P28" style:family="paragraph" style:parent-style-name="Table_20_Contents">
      <style:paragraph-properties fo:text-align="center" style:justify-single-word="false"/>
      <style:text-properties officeooo:rsid="003b4b8a" officeooo:paragraph-rsid="008f2d00"/>
    </style:style>
    <style:style style:name="P29" style:family="paragraph" style:parent-style-name="Table_20_Contents">
      <style:paragraph-properties fo:text-align="center" style:justify-single-word="false"/>
      <style:text-properties officeooo:rsid="006b0e7f" officeooo:paragraph-rsid="006b0e7f"/>
    </style:style>
    <style:style style:name="P30" style:family="paragraph" style:parent-style-name="Text_20_body">
      <style:text-properties officeooo:rsid="002543ad" officeooo:paragraph-rsid="002543ad"/>
    </style:style>
    <style:style style:name="P31" style:family="paragraph" style:parent-style-name="Text_20_body">
      <style:text-properties officeooo:paragraph-rsid="00330a14"/>
    </style:style>
    <style:style style:name="P32" style:family="paragraph" style:parent-style-name="Text_20_body">
      <style:text-properties fo:font-style="italic" officeooo:rsid="008dba08" officeooo:paragraph-rsid="008f2d00" style:font-style-asian="italic" style:font-style-complex="italic"/>
    </style:style>
    <style:style style:name="P33" style:family="paragraph" style:parent-style-name="Text_20_body">
      <style:text-properties fo:font-style="italic" officeooo:rsid="008dba08" officeooo:paragraph-rsid="009503b1" style:font-style-asian="italic" style:font-style-complex="italic"/>
    </style:style>
    <style:style style:name="P34" style:family="paragraph" style:parent-style-name="Text_20_body">
      <style:text-properties officeooo:rsid="004e10ec" officeooo:paragraph-rsid="008f2d00"/>
    </style:style>
    <style:style style:name="P35" style:family="paragraph" style:parent-style-name="Standard">
      <style:text-properties fo:font-style="italic" officeooo:rsid="008f2d00" officeooo:paragraph-rsid="008f2d00" style:font-style-asian="italic" style:font-style-complex="italic"/>
    </style:style>
    <style:style style:name="P36" style:family="paragraph" style:parent-style-name="Standard" style:list-style-name="L2">
      <style:text-properties fo:font-style="italic" officeooo:rsid="008f2d00" officeooo:paragraph-rsid="008f2d00" style:font-style-asian="italic" style:font-style-complex="italic"/>
    </style:style>
    <style:style style:name="P37" style:family="paragraph" style:parent-style-name="Standard">
      <style:paragraph-properties fo:text-align="justify" style:justify-single-word="false"/>
      <style:text-properties fo:font-style="italic" fo:font-weight="bold" officeooo:rsid="00a2d858" officeooo:paragraph-rsid="00a2d858" style:font-style-asian="italic" style:font-weight-asian="bold" style:font-style-complex="italic" style:font-weight-complex="bold"/>
    </style:style>
    <style:style style:name="P38" style:family="paragraph" style:parent-style-name="Standard">
      <style:paragraph-properties fo:text-align="justify" style:justify-single-word="false"/>
      <style:text-properties officeooo:rsid="009a6aba" officeooo:paragraph-rsid="009f784d"/>
    </style:style>
    <style:style style:name="P39" style:family="paragraph" style:parent-style-name="Standard">
      <style:paragraph-properties fo:text-align="justify" style:justify-single-word="false"/>
      <style:text-properties fo:font-weight="bold" officeooo:rsid="009f784d" officeooo:paragraph-rsid="009f784d" style:font-weight-asian="bold" style:font-weight-complex="bold"/>
    </style:style>
    <style:style style:name="P40" style:family="paragraph" style:parent-style-name="Text_20_body" style:list-style-name="L1">
      <style:paragraph-properties fo:text-align="justify" style:justify-single-word="false"/>
      <style:text-properties officeooo:paragraph-rsid="003f8839"/>
    </style:style>
    <style:style style:name="P41" style:family="paragraph" style:parent-style-name="Text_20_body" style:list-style-name="L3">
      <style:text-properties fo:color="#000000" fo:font-weight="normal" officeooo:rsid="002a101e" officeooo:paragraph-rsid="002a101e" style:font-weight-asian="normal" style:font-weight-complex="normal"/>
    </style:style>
    <style:style style:name="P42" style:family="paragraph" style:parent-style-name="Text_20_body" style:list-style-name="L3">
      <style:text-properties fo:color="#000000" fo:font-weight="normal" officeooo:rsid="002543ad" officeooo:paragraph-rsid="002543ad" style:font-weight-asian="normal" style:font-weight-complex="normal"/>
    </style:style>
    <style:style style:name="P43" style:family="paragraph" style:parent-style-name="Text_20_body" style:list-style-name="L4">
      <style:text-properties officeooo:paragraph-rsid="00330a14"/>
    </style:style>
    <style:style style:name="P44" style:family="paragraph" style:parent-style-name="Table_20_Contents">
      <style:text-properties officeooo:rsid="00a66410" officeooo:paragraph-rsid="001b843c"/>
    </style:style>
    <style:style style:name="P45" style:family="paragraph" style:parent-style-name="Table_20_Contents">
      <style:paragraph-properties fo:text-align="center" style:justify-single-word="false"/>
      <style:text-properties officeooo:rsid="00a66410" officeooo:paragraph-rsid="00a66410"/>
    </style:style>
    <style:style style:name="P46" style:family="paragraph" style:parent-style-name="Heading_20_1">
      <style:text-properties officeooo:rsid="0026d17b" officeooo:paragraph-rsid="0026d17b"/>
    </style:style>
    <style:style style:name="P47" style:family="paragraph" style:parent-style-name="Heading_20_1">
      <style:text-properties officeooo:rsid="0029f2ac" officeooo:paragraph-rsid="0029f2ac"/>
    </style:style>
    <style:style style:name="P48" style:family="paragraph" style:parent-style-name="Heading_20_1">
      <style:paragraph-properties fo:text-align="justify" style:justify-single-word="false"/>
      <style:text-properties fo:font-style="normal" officeooo:rsid="0099a133" officeooo:paragraph-rsid="0099a133" style:font-style-asian="normal" style:font-style-complex="normal"/>
    </style:style>
    <style:style style:name="P49" style:family="paragraph" style:parent-style-name="Heading_20_1">
      <style:paragraph-properties fo:break-before="page"/>
    </style:style>
    <style:style style:name="P50" style:family="paragraph" style:parent-style-name="Heading_20_3">
      <style:text-properties officeooo:paragraph-rsid="008f2d00"/>
    </style:style>
    <style:style style:name="P51" style:family="paragraph" style:parent-style-name="Heading_20_3">
      <style:text-properties officeooo:rsid="002543ad" officeooo:paragraph-rsid="002543ad"/>
    </style:style>
    <style:style style:name="P52" style:family="paragraph" style:parent-style-name="Heading_20_3">
      <style:text-properties officeooo:rsid="004e10ec" officeooo:paragraph-rsid="008f2d00"/>
    </style:style>
    <style:style style:name="P53" style:family="paragraph" style:parent-style-name="Heading_20_3">
      <style:text-properties officeooo:rsid="004e10ec" officeooo:paragraph-rsid="004e10ec"/>
    </style:style>
    <style:style style:name="P54" style:family="paragraph" style:parent-style-name="Heading_20_3">
      <style:text-properties officeooo:rsid="00330a14" officeooo:paragraph-rsid="00330a14"/>
    </style:style>
    <style:style style:name="P55" style:family="paragraph" style:parent-style-name="Heading_20_3">
      <style:paragraph-properties fo:break-before="page"/>
    </style:style>
    <style:style style:name="P56" style:family="paragraph" style:parent-style-name="enum" style:list-style-name="L1">
      <style:paragraph-properties fo:text-align="justify" style:justify-single-word="false"/>
      <style:text-properties officeooo:paragraph-rsid="0026d17b"/>
    </style:style>
    <style:style style:name="P57" style:family="paragraph" style:parent-style-name="enum" style:list-style-name="L1">
      <style:paragraph-properties fo:text-align="justify" style:justify-single-word="false"/>
      <style:text-properties officeooo:rsid="0026d17b" officeooo:paragraph-rsid="0026d17b"/>
    </style:style>
    <style:style style:name="P58" style:family="paragraph" style:parent-style-name="enum" style:list-style-name="L1">
      <style:paragraph-properties fo:text-align="justify" style:justify-single-word="false"/>
      <style:text-properties officeooo:rsid="0026d17b" officeooo:paragraph-rsid="008ad558"/>
    </style:style>
    <style:style style:name="P59" style:family="paragraph" style:parent-style-name="enum" style:list-style-name="L1">
      <style:paragraph-properties fo:text-align="justify" style:justify-single-word="false"/>
      <style:text-properties officeooo:rsid="0035c694" officeooo:paragraph-rsid="0035c694"/>
    </style:style>
    <style:style style:name="P60"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61"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3416e" style:font-style-asian="italic" style:font-style-complex="italic"/>
    </style:style>
    <style:style style:name="T5" style:family="text">
      <style:text-properties fo:font-style="italic" officeooo:rsid="009f784d" style:font-style-asian="italic" style:font-style-complex="italic"/>
    </style:style>
    <style:style style:name="T6" style:family="text">
      <style:text-properties fo:font-style="italic" officeooo:rsid="00a2d858" style:font-style-asian="italic" style:font-style-complex="italic"/>
    </style:style>
    <style:style style:name="T7" style:family="text">
      <style:text-properties officeooo:rsid="002543ad"/>
    </style:style>
    <style:style style:name="T8" style:family="text">
      <style:text-properties officeooo:rsid="0026d17b"/>
    </style:style>
    <style:style style:name="T9" style:family="text">
      <style:text-properties fo:font-style="normal" style:font-style-asian="normal" style:font-style-complex="normal"/>
    </style:style>
    <style:style style:name="T10" style:family="text">
      <style:text-properties fo:font-style="normal" officeooo:rsid="0096a117" style:font-style-asian="normal" style:font-style-complex="normal"/>
    </style:style>
    <style:style style:name="T11" style:family="text">
      <style:text-properties fo:font-style="normal" officeooo:rsid="0046408d" style:font-style-asian="normal" style:font-style-complex="normal"/>
    </style:style>
    <style:style style:name="T12" style:family="text">
      <style:text-properties fo:font-style="normal" officeooo:rsid="009f784d"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2a0eee"/>
    </style:style>
    <style:style style:name="T15" style:family="text">
      <style:text-properties officeooo:rsid="002d2bd7"/>
    </style:style>
    <style:style style:name="T16" style:family="text">
      <style:text-properties officeooo:rsid="00318f31"/>
    </style:style>
    <style:style style:name="T17" style:family="text">
      <style:text-properties officeooo:rsid="003ea68c"/>
    </style:style>
    <style:style style:name="T18" style:family="text">
      <style:text-properties officeooo:rsid="005051e1"/>
    </style:style>
    <style:style style:name="T19" style:family="text">
      <style:text-properties officeooo:rsid="0083416e"/>
    </style:style>
    <style:style style:name="T20" style:family="text">
      <style:text-properties officeooo:rsid="0065cc12"/>
    </style:style>
    <style:style style:name="T21" style:family="text">
      <style:text-properties officeooo:rsid="0087b2e7"/>
    </style:style>
    <style:style style:name="T22" style:family="text">
      <style:text-properties officeooo:rsid="0088f92a"/>
    </style:style>
    <style:style style:name="T23" style:family="text">
      <style:text-properties officeooo:rsid="008ad558"/>
    </style:style>
    <style:style style:name="T24" style:family="text">
      <style:text-properties officeooo:rsid="008c92d1"/>
    </style:style>
    <style:style style:name="T25" style:family="text">
      <style:text-properties officeooo:rsid="008f2d00"/>
    </style:style>
    <style:style style:name="T26" style:family="text">
      <style:text-properties officeooo:rsid="00900093"/>
    </style:style>
    <style:style style:name="T27" style:family="text">
      <style:text-properties officeooo:rsid="00902043"/>
    </style:style>
    <style:style style:name="T28" style:family="text">
      <style:text-properties officeooo:rsid="006839be"/>
    </style:style>
    <style:style style:name="T29" style:family="text">
      <style:text-properties officeooo:rsid="009f784d"/>
    </style:style>
    <style:style style:name="T30" style:family="text">
      <style:text-properties fo:font-weight="normal" style:font-weight-asian="normal" style:font-weight-complex="normal"/>
    </style:style>
    <style:style style:name="T31" style:family="text">
      <style:text-properties officeooo:rsid="009fe824"/>
    </style:style>
    <style:style style:name="T32" style:family="text">
      <style:text-properties officeooo:rsid="00a1c9e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text:span text:style-name="T8">4705</text:span> – <text:span text:style-name="T2">Analyse et conception d’algorithmes</text:span></text:p>
      <text:p text:style-name="Subtitle"><text:span text:style-name="T2">TP3</text:span> – <text:span text:style-name="T2">Hiver</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24">Nom, prénom, matricule des membres</text:p>
          </table:table-cell>
          <table:table-cell table:style-name="Table2.B1" office:value-type="string">
            <text:p text:style-name="P25">Nom, Prénom, matricule</text:p>
            <text:p text:style-name="P25">Nom, Prénom, matricule</text:p>
          </table:table-cell>
        </table:table-row>
        <table:table-row>
          <table:table-cell table:style-name="Table2.A2" office:value-type="string">
            <text:p text:style-name="P24">Note finale / <text:span text:style-name="T7">14</text:span></text:p>
          </table:table-cell>
          <table:table-cell table:style-name="Table2.B2" table:formula="ooow:&lt;Table4.A1&gt;+&lt;Table8.A1&gt;+&lt;Table9.A1&gt;+&lt;Table5.A1&gt;+&lt;Table1.A1&gt;+&lt;Table7.A1&gt;+&lt;Table6.A1&gt;+&lt;Table3.A1&gt;" office:value-type="float" office:value="0">
            <text:p text:style-name="P44">0</text:p>
          </table:table-cell>
        </table:table-row>
      </table:table>
      <text:p text:style-name="P6"/>
      <text:h text:style-name="P46" text:outline-level="1">Information<text:span text:style-name="T16">s</text:span> technique<text:span text:style-name="T16">s</text:span></text:h>
      <text:list xml:id="list602092487799026363" text:style-name="L1">
        <text:list-item>
          <text:p text:style-name="P56">Répondez directement dans <text:span text:style-name="T8">ce document</text:span> ODT avec LibreOffice. <text:span text:style-name="T15">Veuillez ne pas inclure le texte en italique servant de directive. Utilisez LibreOffice et non Word, sinon ce document sera corrompu.</text:span></text:p>
        </text:list-item>
        <text:list-item>
          <text:p text:style-name="P57">La correction se fait à même le rapport.</text:p>
        </text:list-item>
        <text:list-item>
          <text:p text:style-name="P58">Avant <text:span text:style-name="T23">le 17 avril à 23h59</text:span>, vous devez faire une remise électronique en suivant les instructions suivantes:</text:p>
          <text:list>
            <text:list-item>
              <text:p text:style-name="P57">Le dossier remis doit se nommer matricule1_matricule2_tp<text:span text:style-name="T29">3</text:span> et doit être compressé sous format zip.</text:p>
            </text:list-item>
            <text:list-item>
              <text:p text:style-name="P57">À la racine de ce dernier, on doit retrouver :</text:p>
              <text:list>
                <text:list-item>
                  <text:p text:style-name="P57">Ce rapport sous format ODT.</text:p>
                </text:list-item>
                <text:list-item>
                  <text:p text:style-name="P57">Un script nommé <text:span text:style-name="T3">tp.sh</text:span><text:span text:style-name="T9"> servant à exécuter les différents algorithmes du TP. L’interface du script est décrite à la fin du rapport.</text:span></text:p>
                </text:list-item>
                <text:list-item>
                  <text:p text:style-name="P59"><text:span text:style-name="T9">Un fichier texte nommé </text:span><text:span text:style-name="T3">emails.txt</text:span><text:span text:style-name="T9"> contenant le courriel de chaque membre de l’équipe</text:span></text:p>
                </text:list-item>
                <text:list-item>
                  <text:p text:style-name="P60">Le code source et les exécutables</text:p>
                </text:list-item>
              </text:list>
            </text:list-item>
          </text:list>
        </text:list-item>
        <text:list-item>
          <text:p text:style-name="P61">Vous avez le choix du langage de programmation utilisé mais vous devrez utiliser les mêmes langage, compilateur et ordinateur pour toutes vos implantations. Le code et les exécutables soumis devront être compatible avec les ordinateurs de la salle L-4714. <text:span text:style-name="T32">Conseil pour le TP3: Compilez avec -O3 si vous utilisez C++.</text:span></text:p>
        </text:list-item>
        <text:list-item>
          <text:p text:style-name="P40">Si vous utilisez des extraits de codes (programmes) trouvés sur Internet, vous devez en mentionner la source, sinon vous serez sanctionnés pour plagiat. </text:p>
        </text:list-item>
      </text:list>
      <text:h text:style-name="P47" text:outline-level="1"><text:soft-page-break/>Mise en situation</text:h>
      <text:p text:style-name="P12"><text:tab/>Le dernier travail pratique se fera dans le cadre du concours du meilleur algorithme pour la session d'hiver 2018. Le travail demandé consiste à concevoir et implanter un algorithme de votre cru pour résoudre un problème combinatoire. Le classement des équipes déterminera votre note pour la qualité de l'algorithme. <text:span text:style-name="T24">Votre algorithme sera exécuté sur 3 exemplaires de notre choix pendant 3 minutes.</text:span></text:p>
      <text:p text:style-name="P7"/>
      <text:p text:style-name="P11"><text:tab/>Le problème à résoudre est une variante de celui du TP2. <text:span text:style-name="T20">Vous disposez d'un ensemble de blocs de dimensions variées.</text:span> Ici, on vous demande de construire plusieurs tours au lieu d'une seule en utilisant tous les blocs de l'exemplaire du problème. En plus des contraintes d'équilibre du TP2, les tours ne doivent pas dépasser une hauteur maximum <text:span text:style-name="T3">H</text:span>. L'objectif est de minimiser le nombre de tours construites tout en respectant les contraintes décrites précédemment. <text:span text:style-name="T31">Il est interdit de faire une rotation des blocs.</text:span></text:p>
      <text:p text:style-name="P10"/>
      <text:p text:style-name="P14"><text:tab/>Le rapport pour ce dernier travail pratique est assez succinct. Nous vous encourageons à terminer ce travail assez tôt afin de ne pas compromettre votre préparation à vos examens finaux.</text:p>
      <text:p text:style-name="P14"/>
      <text:p text:style-name="P14"/>
      <text:h text:style-name="P48" text:outline-level="1">Jeu de données</text:h>
      <text:p text:style-name="P38"><text:span text:style-name="T11"><text:tab/>Pour tester les algorithmes, vous </text:span><text:span text:style-name="T12">disposez d’un jeu de données de 10 exemplaires (disponible sur moodle). La première ligne contient le nombre de blocs </text:span><text:span text:style-name="T5">n</text:span><text:span text:style-name="T12"> suivit de la hauteur maximale </text:span><text:span text:style-name="T6">H</text:span><text:span text:style-name="T12"> des tours sur la seconde ligne. Finalement, une liste de </text:span><text:span text:style-name="T5">n</text:span><text:span text:style-name="T12"> triplets (</text:span><text:span text:style-name="T5">hauteur</text:span><text:span text:style-name="T12">,</text:span><text:span text:style-name="T5">largeur</text:span><text:span text:style-name="T12">,</text:span><text:span text:style-name="T5">profondeur</text:span><text:span text:style-name="T12">) représente les blocs.</text:span></text:p>
      <text:p text:style-name="P38"><text:span text:style-name="T12"/></text:p>
      <text:p text:style-name="P37"><text:span text:style-name="T30">n</text:span></text:p>
      <text:p text:style-name="P37"><text:span text:style-name="T30">H</text:span></text:p>
      <text:p text:style-name="P39"><text:span text:style-name="T13">a b c</text:span></text:p>
      <text:p text:style-name="P39"><text:span text:style-name="T13">d e f</text:span></text:p>
      <text:p text:style-name="P39"><text:span text:style-name="T13">h i j</text:span></text:p>
      <text:p text:style-name="P39"><text:span text:style-name="T13">...</text:span></text:p>
      <text:h text:style-name="P55" text:outline-level="3">Description du sujet et des objectifs de travail</text:h>
      <table:table table:name="Table4" table:style-name="Table4">
        <table:table-column table:style-name="Table4.A"/>
        <table:table-column table:style-name="Table4.B"/>
        <table:table-row>
          <table:table-cell table:style-name="Table4.A1" office:value-type="string">
            <text:p text:style-name="P28">0</text:p>
          </table:table-cell>
          <table:table-cell table:style-name="Table4.B1" office:value-type="string">
            <text:p text:style-name="P23"><text:s/>/ <text:span text:style-name="T7">1 pt</text:span></text:p>
          </table:table-cell>
        </table:table-row>
      </table:table>
      <text:h text:style-name="P50" text:outline-level="3"/>
      <text:h text:style-name="P50" text:outline-level="3">Présentation de votre algorithme</text:h>
      <table:table table:name="Table8" table:style-name="Table8">
        <table:table-column table:style-name="Table8.A"/>
        <table:table-column table:style-name="Table8.B"/>
        <table:table-row>
          <table:table-cell table:style-name="Table8.A1" office:value-type="string">
            <text:p text:style-name="P28">0</text:p>
          </table:table-cell>
          <table:table-cell table:style-name="Table8.B1" office:value-type="string">
            <text:p text:style-name="P23"><text:s/>/ <text:span text:style-name="T25">2 pt</text:span></text:p>
          </table:table-cell>
        </table:table-row>
      </table:table>
      <text:p text:style-name="P32"/>
      <text:p text:style-name="P33"><text:tab/>Sous forme de pseudo-code et incluant une analyse de complexité théorique des principales fonctions. <text:span text:style-name="T28">Si vous préférez écrire vos équations en Latex, vous pouvez ajouter un pdf à la remise avec la réponse à cette question et le mentionner ici.</text:span></text:p>
      <text:h text:style-name="Heading_20_3" text:outline-level="3">Justification de l’originalité de votre algorithme</text:h>
      <table:table table:name="Table9" table:style-name="Table9">
        <table:table-column table:style-name="Table9.A"/>
        <table:table-column table:style-name="Table9.B"/>
        <table:table-row>
          <table:table-cell table:style-name="Table9.A1" office:value-type="string">
            <text:p text:style-name="P45">0</text:p>
          </table:table-cell>
          <table:table-cell table:style-name="Table9.B1" office:value-type="string">
            <text:p text:style-name="P23"><text:s/>/ <text:span text:style-name="T25">3 pt</text:span></text:p>
          </table:table-cell>
        </table:table-row>
      </table:table>
      <text:p text:style-name="P20"/>
      <text:p text:style-name="P35">La conception de votre algorithme sera jugé avec les critères suivants:</text:p>
      <text:list xml:id="list3873941898852834844" text:style-name="L2">
        <text:list-item>
          <text:p text:style-name="P36">Lien avec le contenu du cours</text:p>
        </text:list-item>
        <text:list-item>
          <text:p text:style-name="P36">Originalité</text:p>
        </text:list-item>
        <text:list-item>
          <text:p text:style-name="P36">Initiatives</text:p>
        </text:list-item>
      </text:list>
      <text:p text:style-name="P20"/>
      <text:h text:style-name="P49" text:outline-level="1">Autre<text:span text:style-name="T14">s</text:span> critères <text:span text:style-name="T14">de </text:span>correction</text:h>
      <text:h text:style-name="P51" text:outline-level="3">Respect de l’interface tp.sh</text:h>
      <table:table table:name="Table5" table:style-name="Table5">
        <table:table-column table:style-name="Table5.A"/>
        <table:table-column table:style-name="Table5.B"/>
        <table:table-row>
          <table:table-cell table:style-name="Table5.A1" office:value-type="string">
            <text:p text:style-name="P26">0</text:p>
          </table:table-cell>
          <table:table-cell table:style-name="Table5.B1" office:value-type="string">
            <text:p text:style-name="P21"><text:s/>/ <text:span text:style-name="T7">1 pt</text:span></text:p>
          </table:table-cell>
        </table:table-row>
      </table:table>
      <text:p text:style-name="P2"/>
      <text:p text:style-name="P3">Utilisation</text:p>
      <text:p text:style-name="P2"><text:tab/>tp.sh -e [<text:span text:style-name="T18">path_vers_exemplaire</text:span>]</text:p>
      <text:p text:style-name="P2"/>
      <text:p text:style-name="P13">Lorsque exécuté sans le paramètre -p, le programme affiche uniquement le nombre de tours <text:span text:style-name="T23">chaque fois qu’une meilleure solution est trouvée.</text:span></text:p>
      <text:p text:style-name="P3"/>
      <text:p text:style-name="P5">Arguments optionnels</text:p>
      <text:p text:style-name="P8"><text:span text:style-name="T7"><text:tab/></text:span>-p <text:tab/><text:span text:style-name="T23">chaque fois qu’une meilleure solution est trouvée, le programme doit afficher, pour <text:tab/><text:tab/><text:tab/>chaque tour, le nombre de blocs suivi de triplets (</text:span><text:span text:style-name="T4">hauteur</text:span><text:span text:style-name="T19">,</text:span><text:span text:style-name="T4">largeur</text:span><text:span text:style-name="T19">,</text:span><text:span text:style-name="T4">profondeur</text:span><text:span text:style-name="T19">) pour <text:tab/><text:tab/><text:tab/>indiquer les blocs utilisés chacun dans une ligne séparée dans l'ordre décroissant de <text:tab/><text:tab/><text:tab/>surface. L’affichage d’une solution se termine avec </text:span><text:span text:style-name="T10">“fin”.</text:span></text:p>
      <text:p text:style-name="P3"/>
      <text:p text:style-name="P9">Important: l’option -e doit accepter des fichiers avec des paths absolus. </text:p>
      <text:p text:style-name="P3"/>
      <text:p text:style-name="P15">Voici un exemple d’affichage pour 2 tours <text:span text:style-name="T21">de</text:span> 3 et 4 blocs <text:span text:style-name="T22">(les lettres de l’alphabet représentent les dimensions):</text:span></text:p>
      <text:p text:style-name="P15"/>
      <text:p text:style-name="P16">3</text:p>
      <text:p text:style-name="P16">a b c</text:p>
      <text:p text:style-name="P16">d e f</text:p>
      <text:p text:style-name="P16">g h i</text:p>
      <text:p text:style-name="P16">4</text:p>
      <text:p text:style-name="P16">j k l</text:p>
      <text:p text:style-name="P16">m n o</text:p>
      <text:p text:style-name="P16">p q r</text:p>
      <text:p text:style-name="P16">s t u</text:p>
      <text:p text:style-name="P17">fin</text:p>
      <text:p text:style-name="P3"/>
      <text:p text:style-name="P18"><text:tab/>Il est d'une grande importance de respecter le format de sortie, puisque l'évaluation de la qualité de votre algorithme passera d'abord par le test de l'intégrité de la solution. Ce dernier échouera si votre format de sortie n'est pas respecté et votre programme serait considéré non fiable ce qui entraine une note 0 sur 4 pour la qualité de l'algorithme. A cet effet, on vous suggère fortement de commencer tout d'abord par implanter un petit programme qui vérifie l'intégrité de vos solutions, ainsi au fur et à mesure que vous apportiez des modifications à votre algorithme, votre programme fait le test pour s'assurer que les solutions sont valides.</text:p>
      <text:h text:style-name="P52" text:outline-level="3"/>
      <text:p text:style-name="P34"/>
      <text:h text:style-name="P52" text:outline-level="3"><text:soft-page-break/>Qualité d<text:span text:style-name="T25">e l’algorithme</text:span></text:h>
      <table:table table:name="Table1" table:style-name="Table1">
        <table:table-column table:style-name="Table1.A"/>
        <table:table-column table:style-name="Table1.B"/>
        <table:table-row>
          <table:table-cell table:style-name="Table1.A1" office:value-type="string">
            <text:p text:style-name="P28">0</text:p>
          </table:table-cell>
          <table:table-cell table:style-name="Table1.B1" office:value-type="string">
            <text:p text:style-name="P23"><text:s/>/ <text:span text:style-name="T25">4 pt</text:span></text:p>
          </table:table-cell>
        </table:table-row>
      </table:table>
      <text:p text:style-name="P19"/>
      <text:h text:style-name="P53" text:outline-level="3">Qualité du code</text:h>
      <table:table table:name="Table7" table:style-name="Table7">
        <table:table-column table:style-name="Table7.A"/>
        <table:table-column table:style-name="Table7.B"/>
        <table:table-row>
          <table:table-cell table:style-name="Table7.A1" office:value-type="string">
            <text:p text:style-name="P27">0</text:p>
          </table:table-cell>
          <table:table-cell table:style-name="Table7.B1" office:value-type="string">
            <text:p text:style-name="P22"><text:s/>/ <text:span text:style-name="T7">1 pt</text:span></text:p>
          </table:table-cell>
        </table:table-row>
      </table:table>
      <text:p text:style-name="P4"/>
      <text:h text:style-name="P51" text:outline-level="3">Présentation générale</text:h>
      <table:table table:name="Table6" table:style-name="Table6">
        <table:table-column table:style-name="Table6.A"/>
        <table:table-column table:style-name="Table6.B"/>
        <table:table-row>
          <table:table-cell table:style-name="Table6.A1" office:value-type="string">
            <text:p text:style-name="P26">0</text:p>
          </table:table-cell>
          <table:table-cell table:style-name="Table6.B1" office:value-type="string">
            <text:p text:style-name="P21"><text:s/>/ <text:span text:style-name="T26">2 pt</text:span></text:p>
          </table:table-cell>
        </table:table-row>
      </table:table>
      <text:p text:style-name="P30"/>
      <text:list xml:id="list1463483317619353441" text:style-name="L3">
        <text:list-item>
          <text:p text:style-name="P41">Concision</text:p>
        </text:list-item>
        <text:list-item>
          <text:p text:style-name="P42">Qualité du français</text:p>
        </text:list-item>
      </text:list>
      <text:h text:style-name="P54" text:outline-level="3">Pénalité retard <text:span text:style-name="T27">et autres</text:span></text:h>
      <table:table table:name="Table3" table:style-name="Table3">
        <table:table-column table:style-name="Table3.A"/>
        <table:table-row>
          <table:table-cell table:style-name="Table3.A1" office:value-type="string">
            <text:p text:style-name="P29">0</text:p>
          </table:table-cell>
        </table:table-row>
      </table:table>
      <text:p text:style-name="P31"/>
      <text:list xml:id="list486032951644906424" text:style-name="L4">
        <text:list-item>
          <text:p text:style-name="P43">-<text:span text:style-name="T17">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03-20T10:45:39.612870180</dc:date>
    <meta:editing-duration>PT4H59M52S</meta:editing-duration>
    <meta:editing-cycles>92</meta:editing-cycles>
    <meta:generator>LibreOffice/5.1.6.2$Linux_X86_64 LibreOffice_project/10m0$Build-2</meta:generator>
    <meta:document-statistic meta:table-count="9" meta:image-count="0" meta:object-count="0" meta:page-count="5" meta:paragraph-count="81" meta:word-count="863" meta:character-count="5099" meta:non-whitespace-character-count="4305"/>
  </office:meta>
</office:document-meta>
</file>